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0"/>Pumpkin Roll</text:p>
      <text:p text:style-name="Standard"/>
      <text:p text:style-name="Standard">Ingredients:</text:p>
      <text:p text:style-name="Standard">1 cup sugar</text:p>
      <text:p text:style-name="Standard">2/3 cup pumpkin</text:p>
      <text:p text:style-name="Standard">1 tsp. Cinnamon</text:p>
      <text:p text:style-name="Standard">3/4 tsp. Nutmeg</text:p>
      <text:p text:style-name="Standard">1/4 tsp ginger</text:p>
      <text:p text:style-name="Standard">3 eggs</text:p>
      <text:p text:style-name="Standard">1 tsp. Lemon juice</text:p>
      <text:p text:style-name="Standard">1 tsp. Baking powder</text:p>
      <text:p text:style-name="Standard">1/2 tsp. Salt</text:p>
      <text:p text:style-name="Standard">3/4 cup flour</text:p>
      <text:p text:style-name="Standard"><text:s/></text:p>
      <text:p text:style-name="Standard"/>
      <text:p text:style-name="Standard">Mix all ingredients together. Pour batter into a well greased and floured 16x10 cookie sheet. <text:s/>Sprinkle</text:p>
      <text:p text:style-name="Standard">with nut pieces (optional). <text:s/>Bake at 375 for 15 minutes. <text:s/></text:p>
      <text:p text:style-name="Standard"/>
      <text:p text:style-name="Standard">Filling:</text:p>
      <text:p text:style-name="Standard">8 oz cream cheese</text:p>
      <text:p text:style-name="Standard">1/2 stick butter</text:p>
      <text:p text:style-name="Standard">1 tsp. Vanilla</text:p>
      <text:p text:style-name="Standard">1 cup powdered sugar</text:p>
      <text:p text:style-name="Standard"/>
      <text:p text:style-name="Standard">Mix well. <text:s/>Cover a clean kitchen towel with powdered sugar. <text:s/>Flip cooled cake onto towel and roll. <text:s/>Unroll and spread filling on cake and re roll. <text:s/>Wrap tightly in wax paper and chill until firm(about 2-3 hours). <text:s/>Slice and serv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12-13T19:51:03</meta:creation-date>
    <dc:date>2007-12-13T19:57:19</dc:date>
    <meta:editing-cycles>1</meta:editing-cycles>
    <meta:editing-duration>PT6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123" meta:character-count="671"/>
  </office:meta>
</office:document-meta>
</file>